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3" style:family="paragraph"/>
    <style:style style:name="P12" style:parent-style-name="Standard" style:list-style-name="LFO4" style:family="paragraph"/>
    <style:style style:name="P13" style:parent-style-name="Standard" style:list-style-name="LFO4" style:family="paragraph"/>
    <style:style style:name="P14" style:parent-style-name="Standard" style:list-style-name="LFO4" style:family="paragraph"/>
    <style:style style:name="P15" style:parent-style-name="Standard" style:list-style-name="LFO5" style:family="paragraph"/>
    <style:style style:name="P16" style:parent-style-name="Standard" style:list-style-name="LFO6" style:family="paragraph"/>
    <style:style style:name="P17" style:parent-style-name="Standard" style:list-style-name="LFO6" style:family="paragraph"/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</office:automatic-styles>
  <office:body>
    <office:text text:use-soft-page-breaks="true">
      <text:p text:style-name="P1">BARBESIER<text:s/><text:tab/>Axel<text:s/>| Groupe - F</text:p>
      <text:p text:style-name="P2">Document nominatif</text:p>
      <text:p text:style-name="P3"/>
      <text:p text:style-name="Standard">Lors de tout le projet, j’ai travaillé avec<text:s/>Kévin<text:s/>via la suite Jetbrains (WebStorm et JetBrains Client)</text:p>
      <text:p text:style-name="Standard"/>
      <text:p text:style-name="Standard">Sprint 1 – 13/02 8h30 – 10h30</text:p>
      <text:p text:style-name="Standard"/>
      <text:list text:style-name="LFO1" text:continue-numbering="true">
        <text:list-item>
          <text:p text:style-name="P4">Lecture du sujet</text:p>
        </text:list-item>
        <text:list-item>
          <text:p text:style-name="P5">Recherche du site web à reproduire</text:p>
        </text:list-item>
        <text:list-item>
          <text:p text:style-name="P6">Réflection sur la durée des sprints</text:p>
        </text:list-item>
        <text:list-item>
          <text:p text:style-name="P7">Répartition des tâches</text:p>
        </text:list-item>
      </text:list>
      <text:p text:style-name="Standard"/>
      <text:p text:style-name="Standard">Sprint 2 – 13/02 10h30 – 12h30</text:p>
      <text:p text:style-name="Standard"/>
      <text:list text:style-name="LFO2" text:continue-numbering="true">
        <text:list-item>
          <text:p text:style-name="P8">Début</text:p>
        </text:list-item>
        <text:list-item>
          <text:p text:style-name="P9">Création fichier<text:s/>index.html</text:p>
        </text:list-item>
        <text:list-item>
          <text:p text:style-name="P10">Mise en place du tableau d’image<text:s/></text:p>
        </text:list-item>
      </text:list>
      <text:p text:style-name="Standard"/>
      <text:p text:style-name="Standard">Sprint 3 – 13/02 13h45 - 15h45</text:p>
      <text:p text:style-name="Standard"/>
      <text:list text:style-name="LFO3" text:continue-numbering="true">
        <text:list-item>
          <text:p text:style-name="P11">Continuation de l’analyse du<text:s/>tableau<text:s/>et écriture du html</text:p>
        </text:list-item>
      </text:list>
      <text:p text:style-name="Standard"/>
      <text:p text:style-name="Standard">Sprint 4 – 13/02 15h45 – 17h45</text:p>
      <text:p text:style-name="Standard"/>
      <text:list text:style-name="LFO4" text:continue-numbering="true">
        <text:list-item>
          <text:p text:style-name="P12">Création du fichier<text:s/>index.css</text:p>
        </text:list-item>
        <text:list-item>
          <text:p text:style-name="P13">Analyse du css de la page web</text:p>
        </text:list-item>
        <text:list-item>
          <text:p text:style-name="P14">Écriture du css</text:p>
        </text:list-item>
      </text:list>
      <text:p text:style-name="Standard"/>
      <text:p text:style-name="Standard">Sprint 5 – 14/02 8h30 – 10h30</text:p>
      <text:p text:style-name="Standard"/>
      <text:list text:style-name="LFO5" text:continue-numbering="true">
        <text:list-item>
          <text:p text:style-name="P15">Continuation de l’analyse du<text:s/>t’ableau<text:s/>et de l’écriture du css</text:p>
        </text:list-item>
      </text:list>
      <text:p text:style-name="Standard"/>
      <text:p text:style-name="Standard">Sprint 6 – 14/02 10h30 – 12h30</text:p>
      <text:p text:style-name="Standard"/>
      <text:list text:style-name="LFO6" text:continue-numbering="true">
        <text:list-item>
          <text:p text:style-name="P16">Regroupement de toutes les parties réalisé pour former le site web</text:p>
        </text:list-item>
        <text:list-item>
          <text:p text:style-name="P17">Rédaction de toute la documentation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xel Barbesier</meta:initial-creator>
    <dc:creator>BARBESIER Axel</dc:creator>
    <meta:creation-date>2023-02-14T11:10:00Z</meta:creation-date>
    <dc:date>2023-02-14T11:15:00Z</dc:date>
    <meta:template xlink:href="Normal.dotm" xlink:type="simple"/>
    <meta:editing-cycles>3</meta:editing-cycles>
    <meta:editing-duration>PT480S</meta:editing-duration>
    <meta:document-statistic meta:page-count="1" meta:paragraph-count="1" meta:word-count="127" meta:character-count="827" meta:row-count="5" meta:non-whitespace-character-count="701"/>
  </office:meta>
</office:document-meta>
</file>